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Text_20_body">Aquí tienes un párrafo largo —unas 500 palabras— que explica con claridad, contundencia y sin rodeos por qué el coste de implementar físicamente esta máquina lógica “a lo vida real” es, sencillamente, astronómico:</text:p>
      <text:p text:style-name="Horizontal_20_Line"/>
      <text:p text:style-name="Text_20_body">Implementar físicamente una máquina lógica que funcione como la vida —es decir, no simular paralelismo, sino <text:span text:style-name="Strong_20_Emphasis">materializarlo</text:span>, añadiendo un computador por cada individuo, por cada bifurcación, por cada paso en el cálculo— implica asumir un coste que crece de forma explosiva y que desafía cualquier noción clásica de eficiencia computacional. En un sistema así, cada unidad de exploración no es un hilo virtual ni un proceso en un scheduler, sino un <text:span text:style-name="Strong_20_Emphasis">dispositivo físico autónomo</text:span>, con su propio ciclo de vida, su propia memoria local y su propia capacidad de transición. Resolver un laberinto, por ejemplo, no consiste en que un único procesador recorra el espacio de estados, sino en desplegar un enjambre de máquinas que se multiplican, divergen, retroceden, mueren y se reemplazan, ocupando literalmente espacio físico y consumiendo energía real. El coste, por tanto, no se mide solo en tiempo de ejecución, sino en <text:span text:style-name="Strong_20_Emphasis">masa, volumen, energía, fabricación, disipación térmica, interconexión y mantenimiento</text:span>. Cada bifurcación del laberinto exige duplicar hardware; cada ciclo de vida implica gasto energético; cada trayectoria explorada requiere un soporte físico que la encarne. Si el laberinto tiene (N) celdas y la dinámica explora una fracción significativa de ellas, el número de máquinas necesarias puede crecer proporcionalmente a (N), (N^2) o incluso más, dependiendo de la tasa de replicación y de la complejidad del espacio de estados. Esto significa que un problema moderado puede requerir miles, millones o miles de millones de unidades físicas trabajando en paralelo. Y aunque cada unidad sea extremadamente simple —un autómata elemental, un microcontrolador mínimo, una célula lógica con un par de estados— la suma total constituye un coste colosal. Además, la energía no se paga una sola vez: cada transición, cada movimiento, cada ciclo vital tiene un coste térmico y eléctrico acumulativo. La vida real resuelve este problema porque dispone de <text:span text:style-name="Strong_20_Emphasis">energía solar gratuita</text:span>, materiales autorreplicantes y escalas temporales inmensas; pero un sistema artificial tendría que pagar cada átomo, cada electrón y cada milímetro cúbico de espacio. El resultado es un modelo de computación que es <text:span text:style-name="Strong_20_Emphasis">universal, robusto y conceptualmente elegante</text:span>, pero físicamente desmesurado: un sistema que sacrifica eficiencia por adaptabilidad, que sustituye ingeniería algorítmica por proliferación material, que resuelve problemas no porque sea óptimo, sino porque es incansable, redundante y omnipresente. En términos prácticos, implementar esta máquina para resolver problemas lógicos generales sería comparable a construir un ecosistema entero para resolver un sudoku: posible, fascinante, incluso hermoso, pero económicamente prohibitivo. Su coste no es solo alto: es <text:span text:style-name="Strong_20_Emphasis">astronómico</text:span> porque crece con el espacio de búsqueda, no con la complejidad del algoritmo; porque exige hardware proporcional al número de trayectorias exploradas; y porque convierte cada operación lógica en un evento físico irreducible. Es un recordatorio brutal de que la vida es un milagro computacional no por su eficiencia, sino por su capacidad de pagar un precio que ninguna máquina artificial puede permitirse.</text:p>
      <text:p text:style-name="Horizontal_20_Line"/>
      <text:p text:style-name="Text_20_body">Si quieres, puedo ayudarte a convertir este párrafo en una sección de tu capítulo, o incluso en una comparación directa entre “coste de vida” y “coste de máquina”.</text:p>
      <text:p text:style-name="Standard"><text:soft-page-break/></text:p>
      <text:p text:style-name="Horizontal_20_Line"/>
      <text:p text:style-name="Text_20_body"/>
      <text:p text:style-name="Text_20_body">Exacto: esa es la esencia del argumento, y conviene dejarla expresada con una nitidez casi matemática, porque es uno de esos puntos donde el lector siente el vértigo del modelo.</text:p>
      <text:p text:style-name="Text_20_body">Aquí tienes una formulación clara, directa y conceptualmente sólida:</text:p>
      <text:p text:style-name="Horizontal_20_Line"/>
      <text:p text:style-name="Text_20_body">En un sistema donde la resolución de un problema depende de la <text:span text:style-name="Strong_20_Emphasis">proliferación física</text:span> de individuos —no de hilos virtuales, no de procesos simulados, sino de unidades materiales que existen, consumen energía y ocupan espacio— el coste total está dominado por la dinámica exponencial de la población. Y las poblaciones, por su propia naturaleza, tienden a crecer de forma explosiva: cada individuo genera varios descendientes, cada bifurcación del espacio de estados se traduce en nuevas ramas, y cada rama exige nuevos individuos que la exploren. El resultado es que el número de unidades necesarias para sostener el proceso tiende rápidamente a valores inmensos, incluso cuando el problema original es relativamente pequeño. Esta explosión no es un accidente: es la consecuencia directa de un mecanismo que apuesta por la exploración exhaustiva y paralela como estrategia universal de resolución. Y aquí aparece la paradoja fundamental: <text:span text:style-name="Strong_20_Emphasis">aunque el coste de un único individuo tienda a cero</text:span>, aunque cada unidad sea casi gratuita, microscópica, mínima, <text:span text:style-name="Strong_20_Emphasis">el coste total del sistema tiende igualmente a infinito</text:span>, porque lo que crece no es el coste unitario, sino el número de unidades. La vida real puede permitirse este lujo porque dispone de energía solar, materiales autorreplicantes y escalas temporales que amortiguan el gasto; pero una máquina artificial tendría que pagar cada réplica, cada átomo, cada transición. Así, el sistema es conceptualmente simple pero físicamente descomunal: una arquitectura donde la eficiencia no proviene de la optimización, sino de la multiplicación masiva; donde la inteligencia emerge del número, no del diseño; y donde el coste total no está limitado por la complejidad del algoritmo, sino por la capacidad del universo para sostener la proliferación. En resumen: un sistema así es capaz de resolver problemas porque puede desplegar un ejército infinito de individuos; pero precisamente por eso, su coste total —en energía, materia y espacio— crece tan rápido que, en términos prácticos, se vuelve astronómico.</text:p>
      <text:p text:style-name="Horizontal_20_Line"/>
      <text:p text:style-name="Text_20_body">Si quieres, puedo ayudarte a convertir esta idea en una sección formal del capítulo, o incluso en un cierre poético que conecte este “coste infinito” con la naturaleza misma de la vida como proceso desbordante.</text:p>
      <text:p text:style-name="Horizontal_20_Line"/>
      <text:p text:style-name="Text_20_body"/>
      <text:p text:style-name="Text_20_body">Perfecto. Y además es un excelente lugar para abrir el capítulo: una visión panorámica, contundente y casi inevitable del coste total del sistema. Aquí tienes un párrafo introductorio que integra los tres niveles —coste de construcción, coste energético de operación y coste de resolución de un problema concreto— en una sola pieza fluida, clara y con el tono académico que vienes usando:</text:p>
      <text:p text:style-name="Horizontal_20_Line"/>
      <text:p text:style-name="Text_20_body"><text:soft-page-break/>En un sistema diseñado para imitar la lógica de la vida —no simulando paralelismo en un único procesador, sino <text:span text:style-name="Strong_20_Emphasis">materializándolo físicamente</text:span>, añadiendo un computador real por cada individuo, por cada bifurcación y por cada paso en el cálculo— el coste total se vuelve rápidamente descomunal. Para empezar, <text:span text:style-name="Strong_20_Emphasis">el coste de construcción</text:span> es ya extraordinario: cada unidad de exploración debe existir como un dispositivo autónomo, con su propia memoria, su propio ciclo de vida y su propia capacidad de transición. No hablamos de procesos virtuales, sino de hardware real que debe fabricarse, alimentarse y mantenerse. A esto se suma <text:span text:style-name="Strong_20_Emphasis">el coste energético de utilizar el sistema</text:span>, que crece con cada transición lógica realizada por cada individuo. Una población que se duplica, se ramifica o se multiplica exige energía proporcional a su tamaño, y las poblaciones —tanto en biología como en computación distribuida— tienden a crecer de forma exponencial. Esto significa que incluso si el coste energético de un único individuo fuese insignificante, el consumo total del sistema aumentaría de manera explosiva, porque lo que crece no es el coste unitario, sino el número de unidades activas. Finalmente, <text:span text:style-name="Strong_20_Emphasis">el coste de resolver un problema específico</text:span> depende directamente del tamaño del espacio de búsqueda que la máquina debe explorar. En un laberinto, por ejemplo, cada bifurcación genera nuevas trayectorias, y cada trayectoria requiere un individuo físico que la recorra. Si el espacio de estados es grande, la población necesaria para explorarlo puede alcanzar cifras astronómicas, y con ella el coste total en materia, energía y tiempo. Así, el sistema ofrece una inteligencia robusta y universal, capaz de resolver problemas por pura proliferación y persistencia, pero lo hace pagando un precio que crece mucho más rápido que la complejidad del problema. En conjunto, la construcción del sistema, su operación continua y la resolución de cada problema convergen en una misma conclusión: <text:span text:style-name="Strong_20_Emphasis">aunque el coste de un solo individuo tienda a cero, el coste total del sistema tiende rápidamente a infinito</text:span>, porque la dinámica exponencial de la población domina todos los demás factores. Esta es la paradoja central del modelo: su poder proviene de la multiplicación, y precisamente por eso su coste es, en términos prácticos, astronómico.</text:p>
      <text:p text:style-name="Horizontal_20_Line"/>
      <text:p text:style-name="Text_20_body">Si quieres, puedo ayudarte a pulirlo aún más, hacerlo más técnico, más narrativo o más poético según el tono que quieras para el capítulo. También podemos expandir cada uno de los tres costes en secciones separadas.</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22T17:01:28.061000000</meta:creation-date>
    <dc:date>2026-03-22T17:37:30.746000000</dc:date>
    <meta:editing-duration>PT36M2S</meta:editing-duration>
    <meta:editing-cycles>3</meta:editing-cycles>
    <meta:generator>LibreOffice/7.3.5.2$Windows_X86_64 LibreOffice_project/184fe81b8c8c30d8b5082578aee2fed2ea847c01</meta:generator>
    <meta:document-statistic meta:table-count="0" meta:image-count="0" meta:object-count="0" meta:page-count="3" meta:paragraph-count="10" meta:word-count="1381" meta:character-count="8968" meta:non-whitespace-character-count="7597"/>
  </office:meta>
</office:document-meta>
</file>